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" svg:font-family="Helvetica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_3f__3f__3f__3f__3f__3f__3f_">
      <style:paragraph-properties fo:text-align="start" style:justify-single-word="false"/>
      <style:text-properties style:use-window-font-color="true" style:text-outline="false" style:text-line-through-style="none" style:font-name="Bahnschrift Condensed" fo:font-size="14pt" fo:language="en" fo:country="US" fo:font-style="normal" fo:text-shadow="none" style:text-underline-style="none" fo:font-weight="normal" style:letter-kerning="true" style:font-name-asian="Bahnschrift Condensed" style:font-size-asian="14pt" style:font-style-asian="normal" style:font-weight-asian="normal" style:font-name-complex="Bahnschrift Condensed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_3f__3f__3f__3f__3f__3f__3f_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fo:font-size="14pt" style:font-size-asian="14pt" style:font-size-complex="14pt"/>
    </style:style>
    <style:style style:name="P5" style:family="paragraph" style:parent-style-name="_3f__3f__3f__3f__3f__3f__3f_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fo:font-size="14pt" fo:language="ru" fo:country="RU" style:font-size-asian="14pt" style:font-size-complex="14pt"/>
    </style:style>
    <style:style style:name="T1" style:family="text">
      <style:text-properties style:use-window-font-color="true" style:text-outline="false" style:text-line-through-style="none" style:font-name="Bahnschrift Condensed" fo:font-style="normal" fo:text-shadow="none" style:text-underline-style="none" fo:font-weight="normal" style:letter-kerning="true" style:font-name-asian="Bahnschrift Condensed" style:font-style-asian="normal" style:font-weight-asian="normal" style:font-name-complex="Bahnschrift Condensed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Bahnschrift Condensed" fo:language="ru" fo:country="RU" fo:font-style="normal" fo:text-shadow="none" style:text-underline-style="none" fo:font-weight="normal" style:letter-kerning="true" style:font-name-asian="Bahnschrift Condensed" style:font-style-asian="normal" style:font-weight-asian="normal" style:font-name-complex="Bahnschrift Condensed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Bahnschrift Condensed" fo:language="en" fo:country="US" fo:font-style="normal" fo:text-shadow="none" style:text-underline-style="none" fo:font-weight="normal" style:letter-kerning="true" style:font-name-asian="Bahnschrift Condensed" style:font-style-asian="normal" style:font-weight-asian="normal" style:font-name-complex="Bahnschrift Condensed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robot</text:p>
      <text:p text:style-name="P3">Проект делали</text:p>
      <text:p text:style-name="P4"><text:span text:style-name="T1">Рункова Екатерина, Мишакова Ксения</text:span></text:p>
      <text:p text:style-name="P4"><text:span text:style-name="T1"/></text:p>
      <text:p text:style-name="P4"><text:span text:style-name="T2">Идея: </text:span><text:span text:style-name="T1">Мы создали доробота в первую очередь для того, чтобы иметь базовое представление о разработке подобных приложений. Бот может познакомить пользователя с нашим сайтом сладостей, там есть классификация еды и немного истории. Помимо бота, мы сделали сайт, страницы которого оформлены с помощью style. На нем можно свободно перемещаться между страницами.</text:span></text:p>
      <text:p text:style-name="P4"><text:span text:style-name="T1"/></text:p>
      <text:p text:style-name="P4"><text:span text:style-name="T1">В программе прописаны функции(</text:span><text:span text:style-name="T3">main, help, sweets, facts, ideas, tell_about_sweet, cake_time </text:span><text:span text:style-name="T2">и многие другие). Во многих из них прописана работа с файлами. Функция </text:span><text:span text:style-name="T3">sweets </text:span><text:span text:style-name="T2">связывает между собой бота и сайт. </text:span></text:p>
      <text:p text:style-name="P4"><text:span text:style-name="T2"/></text:p>
      <text:p text:style-name="P4"><text:span text:style-name="T2">В работе использованы библиотеки </text:span><text:span text:style-name="T3">telegram.ext, telegram, random</text:span><text:span text:style-name="T2">.</text:span></text:p>
      <text:p text:style-name="P4"><text:span text:style-name="T2"/></text:p>
      <text:p text:style-name="P5"><text:span text:style-name="T1">Сайт состоит из 15 страниц, которые прописаны на </text:span><text:span text:style-name="T3">HTML. </text:span><text:span text:style-name="T1">В программе запускающий сайт используются библиотеки </text:span><text:span text:style-name="T3">flask, flask_ngrok.</text:span></text:p>
      <text:p text:style-name="P5"><text:span text:style-name="T3"/></text:p>
      <text:p text:style-name="P5"><text:span text:style-name="T1">В качестве шаблонов для всех страниц сайта был использован проект Ксении Мишаковой, который в был адаптирован Ксюшей для программы на </text:span><text:span text:style-name="T3">Python, </text:span><text:span text:style-name="T1">Екатерина исправила положение блоков на страницах, которые мешали просмотру информации. Программа,запускающая сайт, была разработана обеими, в равной части.</text:span></text:p>
      <text:p text:style-name="P5"><text:span text:style-name="T1"/></text:p>
      <text:p text:style-name="P5"><text:span text:style-name="T1">Ксюша и Катя вместе согласовывали идеи для улучшения бота. Катей были разработаны функции </text:span><text:span text:style-name="T3">cake_facts, cake_time </text:span><text:span text:style-name="T1">и прилежащие ей функции</text:span><text:span text:style-name="T3">, </text:span><text:span text:style-name="T1">половина </text:span><text:span text:style-name="T3">sweets. </text:span><text:span text:style-name="T1">Ксюшей были разработаны функции для теста, функции работающие с </text:span><text:span text:style-name="T3">файлами(ideas, facts, </text:span><text:span text:style-name="T1">функции для заметок, </text:span><text:span text:style-name="T3">tell_about_sweet</text:span><text:span text:style-name="T1">)</text:span><text:span text:style-name="T3">,</text:span><text:span text:style-name="T1"> </text:span><text:span text:style-name="T3">dice </text:span><text:span text:style-name="T1">и прилежащие ей функции, другая половина </text:span><text:span text:style-name="T3">sweet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" svg:font-family="Helvetica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left="0cm" fo:margin-right="0cm" fo:margin-top="0.499cm" fo:margin-bottom="0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.4cm" fo:margin-bottom="0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.3cm" fo:margin-bottom="0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.199cm" fo:margin-bottom="0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.101cm" fo:margin-bottom="0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left="0cm" fo:margin-right="0cm" fo:margin-top="0.499cm" fo:margin-bottom="0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.4cm" fo:margin-bottom="0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.3cm" fo:margin-bottom="0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.199cm" fo:margin-bottom="0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.101cm" fo:margin-bottom="0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20__3f__3f__3f__20__3f__3f__3f__3f__3f__3f__3f__20__3f__20__3f__3f__3f__3f__3f_" style:display-name="?????? ??? ??????? ? ?????" style:family="paragraph" style:parent-style-name="_3f__3f__3f__3f__3f__3f__3f_"/>
    <style:style style:name="WW-_3f__3f__3f__3f__3f__3f__3f__3f__3f__20_3" style:display-name="WW-????????? 3" style:family="paragraph">
      <style:paragraph-properties style:line-height-at-least="0.353cm" fo:text-align="start" style:justify-single-word="false" style:text-autospace="non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ListLabel_20_9" style:display-name="ListLabel 9" style:family="paragraph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paragraph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paragraph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paragraph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paragraph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paragraph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paragraph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paragraph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paragraph">
      <style:paragraph-properties style:text-autospace="none"/>
      <style:text-properties style:font-name="Helvetica" fo:font-size="10.5pt" style:font-name-asian="Helvetica" style:font-size-asian="10.5pt" style:font-name-complex="Helvetica" style:font-size-complex="10.5pt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paragraph">
      <style:paragraph-properties style:text-autospace="none"/>
    </style:style>
    <style:style style:name="wiki-head_5f__5f_text" style:display-name="wiki-head__text" style:family="paragraph">
      <style:paragraph-properties style:text-autospace="none"/>
    </style:style>
    <style:style style:name="button2_5f__5f_text" style:display-name="button2__text" style:family="paragraph">
      <style:paragraph-properties style:text-autospace="none"/>
    </style:style>
    <style:style style:name="_3f__3f__3f__3f__3f__3f__3f__3f__3f__20_3_20__3f__3f__3f__3f_" style:display-name="????????? 3 ????" style:family="paragraph">
      <style:paragraph-properties style:text-autospace="non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_3f__3f__3f__3f__3f__3f__3f__3f__3f__20_1_20__3f__3f__3f__3f_" style:display-name="????????? 1 ????" style:family="paragraph">
      <style:paragraph-properties style:text-autospace="none"/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WW-_3f__3f__3f__3f__3f__3f__3f__3f__3f_1" style:display-name="WW-?????????1" style:family="paragraph">
      <style:paragraph-properties fo:margin-top="0cm" fo:margin-bottom="0.497cm" fo:line-height="107%" fo:text-align="start" style:justify-single-word="false" style:text-autospace="none"/>
      <style:text-properties style:font-name="Arial1" style:font-name-asian="Arial1" style:font-name-complex="Arial1"/>
    </style:style>
    <style:style style:name="_3f__3f__3f__3f__3f__3f_" style:display-name="??????" style:family="paragraph">
      <style:paragraph-properties fo:margin-top="0cm" fo:margin-bottom="0.436cm" fo:line-height="120%" fo:text-align="start" style:justify-single-word="false" style:text-autospace="none"/>
      <style:text-properties style:font-name="Arial1" style:font-name-asian="Arial1" style:font-name-complex="Arial1"/>
    </style:style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left="0cm" fo:margin-right="0cm" fo:margin-top="0.499cm" fo:margin-bottom="0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.4cm" fo:margin-bottom="0cm"/>
      <style:text-properties fo:font-size="28pt" style:font-size-asian="28pt" style:font-size-complex="28pt"/>
    </style:style>
    <style:style style:name="WW-_3f__3f__3f__3f__3f__3f__3f__3f__3f__20_31" style:display-name="WW-????????? 31" style:family="paragraph">
      <style:paragraph-properties style:line-height-at-least="0.353cm" fo:text-align="start" style:justify-single-word="false" style:text-autospace="non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WW-_3f__3f__3f__3f__3f__3f__3f__3f__3f_123" style:display-name="WW-?????????123" style:family="paragraph">
      <style:paragraph-properties fo:margin-top="0cm" fo:margin-bottom="0.497cm" fo:line-height="107%" fo:text-align="start" style:justify-single-word="false" style:text-autospace="none"/>
      <style:text-properties style:font-name="Arial1" style:font-name-asian="Arial1" style:font-name-complex="Arial1"/>
    </style:style>
    <style:style style:name="WW-_3f__3f__3f__3f__3f__3f__3f__3f__3f_1234" style:display-name="WW-?????????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left="0cm" fo:margin-right="0cm" fo:margin-top="0.499cm" fo:margin-bottom="0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.4cm" fo:margin-bottom="0cm"/>
      <style:text-properties fo:font-size="28pt" style:font-size-asian="28pt" style:font-size-complex="28pt"/>
    </style:style>
    <style:style style:name="WW-_3f__3f__3f__3f__3f__3f__3f__3f__3f__20_312" style:display-name="WW-????????? 312" style:family="paragraph">
      <style:paragraph-properties style:line-height-at-least="0.353cm" fo:text-align="start" style:justify-single-word="false" style:text-autospace="non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WW-_3f__3f__3f__3f__3f__3f__3f__3f__3f_12345" style:display-name="WW-?????????12345" style:family="paragraph">
      <style:paragraph-properties fo:margin-top="0cm" fo:margin-bottom="0.497cm" fo:line-height="107%" fo:text-align="start" style:justify-single-word="false" style:text-autospace="none"/>
      <style:text-properties style:font-name="Arial1" style:font-name-asian="Arial1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6T22:11:24.67</meta:creation-date>
    <meta:document-statistic meta:table-count="0" meta:image-count="0" meta:object-count="0" meta:page-count="1" meta:paragraph-count="9" meta:word-count="193" meta:character-count="1436"/>
    <dc:date>2021-04-26T22:52:27.45</dc:date>
    <meta:editing-duration>PT5M41S</meta:editing-duration>
    <meta:editing-cycles>1</meta:editing-cycles>
    <meta:generator>OpenOffice/4.1.7$Win32 OpenOffice.org_project/417m1$Build-9800</meta:generator>
  </office:meta>
</office:document-meta>
</file>